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1.297708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3.1485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heili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3" table:style-name="ce2"/>
          <table:table-cell office:value-type="float" office:value="2.5" table:style-name="ce2">
            <text:p>2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Softwarekomponenten Diagramms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isualisierung des Softwarekomponenten Diagramms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3" table:style-name="ce2">
            <text:p>3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2" table:style-name="ce3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2.5" table:style-name="ce3">
            <text:p>2,5 Std.</text:p>
          </table:table-cell>
          <table:table-cell table:number-columns-repeated="5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en der Sound, Motor, Display, Communication Basissoftware</text:p>
          </table:table-cell>
          <table:table-cell table:style-name="ce3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Tester der ADC, DIO, I2C, Joystick Basissoftware</text:p>
          </table:table-cell>
          <table:table-cell office:value-type="float" office:value="3" table:style-name="ce3">
            <text:p>3,0 Std.</text:p>
          </table:table-cell>
          <table:table-cell table:number-columns-repeated="5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office:value-type="float" office:value="3" table:style-name="ce2">
            <text:p>3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kumentation der Basissoftware</text:p>
          </table:table-cell>
          <table:table-cell table:style-name="ce3"/>
          <table:table-cell office:value-type="float" office:value="0.5" table:style-name="ce2">
            <text:p>0,5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0.5" table:style-name="ce2">
            <text:p>0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Gesamtintegration der Software (Merging)</text:p>
          </table:table-cell>
          <table:table-cell table:style-name="ce3"/>
          <table:table-cell office:value-type="float" office:value="3" table:style-name="ce2">
            <text:p>3,0 Std.</text:p>
          </table:table-cell>
          <table:table-cell table:number-columns-repeated="4" table:style-name="ce2"/>
          <table:table-cell office:value-type="float" office:value="12" table:style-name="ce2">
            <text:p>12,0 Std.</text:p>
          </table:table-cell>
          <table:table-cell table:number-columns-repeated="3"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rbereiten manuell erstellter Funktionen</text:p>
          </table:table-cell>
          <table:table-cell table:style-name="ce3"/>
          <table:table-cell table:number-columns-repeated="5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r Hooks Datei</text:p>
          </table:table-cell>
          <table:table-cell office:value-type="float" office:value="1" table:style-name="ce3">
            <text:p>1,0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Generatoren</text:p>
          </table:table-cell>
          <table:table-cell table:style-name="ce3"/>
          <table:table-cell table:number-columns-repeated="7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8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s von SWC2, SWC3, SWC4</text:p>
          </table:table-cell>
          <table:table-cell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 von SWC1</text:p>
          </table:table-cell>
          <table:table-cell office:value-type="float" office:value="2" table:style-name="ce2">
            <text:p>2,0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Testen des Communication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Erstellung der Präsentationsfolien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number-rows-repeated="4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8-05-28T20:52:08Z</meta:creation-date>
    <dc:date>2018-07-09T19:14:44Z</dc:date>
    <meta:editing-cycles>10</meta:editing-cycles>
    <meta:editing-duration>PT0S</meta:editing-duration>
  </office:meta>
</office:document-meta>
</file>